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paragraph-rsid="00469e73"/>
    </style:style>
    <style:style style:name="P41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3f7a47" officeooo:paragraph-rsid="0046e4b3" style:font-weight-asian="normal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63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70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72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7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a7bf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85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86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469e73"/>
    </style:style>
    <style:style style:name="T25" style:family="text">
      <style:text-properties officeooo:rsid="0046e4b3"/>
    </style:style>
    <style:style style:name="T26" style:family="text">
      <style:text-properties officeooo:rsid="00486edb"/>
    </style:style>
    <style:style style:name="T27" style:family="text">
      <style:text-properties officeooo:rsid="004a7b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1"/>
      <text:p text:style-name="P11">Presentació assignatura</text:p>
      <text:p text:style-name="P19">Comentem web assignatura</text:p>
      <text:p text:style-name="P27">Comentem unitats </text:p>
      <text:list xml:id="list1703389531568344722" text:style-name="L1">
        <text:list-item>
          <text:p text:style-name="P47"><text:a xlink:type="simple" xlink:href="https://paulinoposada.github.io/web_e/web_e_2425/documents/apunts/unitat_1_ley_ohm/e_apunts_ud_1_1_gs.pdf">1.1 Circuit elèctric</text:a></text:p>
        </text:list-item>
        <text:list-item>
          <text:p text:style-name="P47"><text:a xlink:type="simple" xlink:href="https://paulinoposada.github.io/web_e/web_e_2425/documents/apunts/unitat_1_ley_ohm/e_apunts_ud_1_2_gs.pdf">1.2 Llei d'ohm</text:a></text:p>
        </text:list-item>
        <text:list-item>
          <text:p text:style-name="P47"><text:a xlink:type="simple" xlink:href="https://paulinoposada.github.io/web_e/web_e_2425/documents/apunts/unitat_2_seguridad/e_apunts_ud_2_1_gs.pdf">2 Seguretat</text:a></text:p>
        </text:list-item>
        <text:list-item>
          <text:p text:style-name="P4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48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19"/>
      <text:p text:style-name="P19"/>
      <text:p text:style-name="P3">Di<text:span text:style-name="T3">jous</text:span><text:tab/><text:tab/><text:tab/><text:tab/>2<text:span text:style-name="T3">6</text:span>/09/2<text:span text:style-name="T1">4</text:span></text:p>
      <text:p text:style-name="P12"/>
      <text:p text:style-name="P20">Comentem </text:p>
      <text:list xml:id="list3208569694001310954" text:style-name="L2">
        <text:list-item>
          <text:p text:style-name="P4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6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4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28"/>
      <text:p text:style-name="P28"/>
      <text:p text:style-name="P4">Di<text:span text:style-name="T5">vendres</text:span><text:tab/><text:tab/><text:tab/>2<text:span text:style-name="T5">7</text:span>/09/2<text:span text:style-name="T1">4</text:span></text:p>
      <text:p text:style-name="P13"/>
      <text:p text:style-name="P21">Comentem </text:p>
      <text:list xml:id="list172502844601551" text:continue-numbering="true" text:style-name="L2">
        <text:list-item>
          <text:p text:style-name="P5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3"/>
      <text:p text:style-name="P29">Comentem <text:s/></text:p>
      <text:list xml:id="list172502995544196" text:continue-list="list1703389531568344722" text:style-name="L1">
        <text:list-item>
          <text:p text:style-name="P5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52">Programa de simulació Cade Simu</text:p>
        </text:list-item>
      </text:list>
      <text:p text:style-name="P21"/>
      <text:p text:style-name="P21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3"/>
      <text:p text:style-name="P21">Comentem </text:p>
      <text:list xml:id="list2661454253655734486" text:style-name="L3">
        <text:list-item>
          <text:p text:style-name="P59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6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65">Baixem al taller i comentem connexió font d'alimentació de PC que utilitzarem per les pràctiques de cc.</text:p>
          <text:p text:style-name="P66"><text:s/></text:p>
        </text:list-item>
      </text:list>
      <text:p text:style-name="P29"/>
      <text:p text:style-name="P29"/>
      <text:p text:style-name="P44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3"/>
      <text:p text:style-name="P21">Comentem </text:p>
      <text:list xml:id="list172502648570365" text:continue-numbering="true" text:style-name="L3">
        <text:list-item>
          <text:p text:style-name="P73">Baixem al taller i feim practiques amb circuits pont.</text:p>
        </text:list-item>
      </text:list>
      <text:p text:style-name="P35"/>
      <text:p text:style-name="P35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4"/>
      <text:p text:style-name="P30">Comentem <text:s/></text:p>
      <text:list xml:id="list172502619132753" text:continue-list="list172502995544196" text:style-name="L1">
        <text:list-item>
          <text:p text:style-name="P53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53"/>
        </text:list-item>
      </text:list>
      <text:p text:style-name="P22"/>
      <text:p text:style-name="P22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4"/>
      <text:p text:style-name="P22">Comentem </text:p>
      <text:list xml:id="list5628026880434106084" text:style-name="L4">
        <text:list-item>
          <text:p text:style-name="P74">Comentem pràctica Wheatstone amb dos diodes, corrent per la diagonal en els següents casos: </text:p>
          <text:p text:style-name="P74">cas 1: potenciòmetre a màxima resistència </text:p>
          <text:p text:style-name="P74">cas 2: potenciòmetre a resistència igual a R3</text:p>
          <text:p text:style-name="P74">cas 3: potenciòmetrea a mínima resistència</text:p>
        </text:list-item>
        <text:list-item>
          <text:p text:style-name="P60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74"/>
          <text:p text:style-name="P67"><text:s/></text:p>
        </text:list-item>
      </text:list>
      <text:p text:style-name="P30"/>
      <text:p text:style-name="P30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4"/>
      <text:p text:style-name="P22">Comentem </text:p>
      <text:list xml:id="list172503852567318" text:continue-numbering="true" text:style-name="L4">
        <text:list-item>
          <text:p text:style-name="P60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36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5"/>
      <text:p text:style-name="P31">Comentem <text:s/></text:p>
      <text:list xml:id="list172503578575393" text:continue-list="list172502619132753" text:style-name="L1">
        <text:list-item>
          <text:p text:style-name="P54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54"/>
        </text:list-item>
      </text:list>
      <text:p text:style-name="P23"/>
      <text:p text:style-name="P23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5"/>
      <text:p text:style-name="P23">Comentem </text:p>
      <text:list xml:id="list735189172196034983" text:style-name="L5">
        <text:list-item>
          <text:p text:style-name="P76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76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75"/>
          <text:p text:style-name="P68"><text:s/></text:p>
        </text:list-item>
      </text:list>
      <text:p text:style-name="P31"/>
      <text:p text:style-name="P31"/>
      <text:p text:style-name="P6"/>
      <text:p text:style-name="P45">Di<text:span text:style-name="T5">vendres</text:span><text:tab/><text:tab/><text:tab/><text:span text:style-name="T8">18</text:span>/<text:span text:style-name="T6">10</text:span>/2<text:span text:style-name="T1">4</text:span></text:p>
      <text:p text:style-name="P15"/>
      <text:p text:style-name="P23">Comentem </text:p>
      <text:list xml:id="list172503012088318" text:continue-numbering="true" text:style-name="L5">
        <text:list-item>
          <text:p text:style-name="P79">Comentem <text:a xlink:type="simple" xlink:href="https://paulinoposada.github.io/web_e/web_e_2425/documents/ta.pdf">tasca 5</text:a>.</text:p>
        </text:list-item>
        <text:list-item>
          <text:p text:style-name="P77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37"/>
      <text:p text:style-name="P37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6"/>
      <text:p text:style-name="P32">Comentem <text:s/></text:p>
      <text:list xml:id="list172503797107337" text:continue-list="list172503578575393" text:style-name="L1">
        <text:list-item>
          <text:p text:style-name="P78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55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55"/>
        </text:list-item>
      </text:list>
      <text:p text:style-name="P24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24"/>
      <text:list xml:id="list2166952103451495693" text:style-name="L6">
        <text:list-item>
          <text:p text:style-name="P6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69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40"><text:span text:style-name="T18">Comencem a comentar apartat 1.2 </text:span><text:span text:style-name="T23">La derivada y ejemplos de tensiones variables </text:span><text:span text:style-name="T24">(fins pàg. 13)</text:span></text:p>
      <text:p text:style-name="P42">Comentem exercici 1.2-1</text:p>
      <text:p text:style-name="P41"/>
      <text:p text:style-name="P41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17"/>
      <text:p text:style-name="P33">Comentem <text:s/></text:p>
      <text:list xml:id="list172502662125981" text:continue-list="list172503797107337" text:style-name="L1">
        <text:list-item>
          <text:p text:style-name="P80">Treball autònom 9</text:p>
        </text:list-item>
        <text:list-item>
          <text:p text:style-name="P85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23">La derivada y ejemplos de tensiones variables</text:span></text:p>
        </text:list-item>
        <text:list-item>
          <text:p text:style-name="P5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56"/>
        </text:list-item>
      </text:list>
      <text:p text:style-name="P25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8"/>
      <text:p text:style-name="P38">Lliure triat pel centre</text:p>
      <text:list xml:id="list1008803889005734221" text:style-name="L7">
        <text:list-header>
          <text:p text:style-name="P70"><text:s/></text:p>
        </text:list-header>
      </text:list>
      <text:p text:style-name="P9">Di<text:span text:style-name="T5">vendres</text:span><text:tab/><text:tab/><text:tab/><text:span text:style-name="T25">01</text:span>/<text:span text:style-name="T6">11</text:span>/2<text:span text:style-name="T1">4</text:span></text:p>
      <text:p text:style-name="P9"/>
      <text:p text:style-name="P38">Tots Sants</text:p>
      <text:p text:style-name="P9"/>
      <text:p text:style-name="P43"/>
      <text:p text:style-name="P46">Di<text:span text:style-name="T2">mecres</text:span><text:tab/><text:tab/><text:tab/><text:span text:style-name="T26">06</text:span>/<text:span text:style-name="T5">11</text:span>/2<text:span text:style-name="T1">4</text:span></text:p>
      <text:p text:style-name="P18"/>
      <text:p text:style-name="P39"><text:a xlink:type="simple" xlink:href="https://paulinoposada.github.io/web_e/web_e_2425/documents/examens/241106_ome_map33a_examen_sol.pdf">Examen</text:a></text:p>
      <text:list xml:id="list172504669478646" text:continue-list="list172502662125981" text:style-name="L1">
        <text:list-header>
          <text:p text:style-name="P57"/>
        </text:list-header>
      </text:list>
      <text:p text:style-name="P26"/>
      <text:p text:style-name="P10">Di<text:span text:style-name="T3">jous</text:span><text:tab/><text:tab/><text:tab/><text:tab/><text:span text:style-name="T26">07</text:span>/<text:span text:style-name="T6">11</text:span>/2<text:span text:style-name="T1">4</text:span></text:p>
      <text:p text:style-name="P26"/>
      <text:list xml:id="list9090283169324652439" text:style-name="L8">
        <text:list-item>
          <text:p text:style-name="P62"><text:span text:style-name="T26">Comentem solució de l'</text:span><text:a xlink:type="simple" xlink:href="https://paulinoposada.github.io/web_e/web_e_2425/documents/examens/241106_ome_map33a_examen_sol.pdf"><text:span text:style-name="T26">examen</text:span></text:a><text:span text:style-name="T26">.</text:span></text:p>
          <text:p text:style-name="P71"><text:s/></text:p>
        </text:list-item>
      </text:list>
      <text:p text:style-name="P10">Di<text:span text:style-name="T5">vendres</text:span><text:tab/><text:tab/><text:tab/><text:span text:style-name="T26">08</text:span>/<text:span text:style-name="T6">11</text:span>/2<text:span text:style-name="T1">4</text:span></text:p>
      <text:p text:style-name="P10"/>
      <text:p text:style-name="P86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86"/>
      <text:p text:style-name="P88">Di<text:span text:style-name="T2">mecres</text:span><text:tab/><text:tab/><text:tab/><text:span text:style-name="T27">13</text:span>/<text:span text:style-name="T5">11</text:span>/2<text:span text:style-name="T1">4</text:span></text:p>
      <text:p text:style-name="P81"/>
      <text:p text:style-name="P82"><text:a xlink:type="simple" xlink:href="https://paulinoposada.github.io/web_e/web_e_2425/documents/examens/241106_ome_map33a_examen_sol.pdf">Examen</text:a></text:p>
      <text:list xml:id="list172502593937875" text:continue-list="list172504669478646" text:style-name="L1">
        <text:list-header>
          <text:p text:style-name="P58"/>
        </text:list-header>
      </text:list>
      <text:p text:style-name="P83"/>
      <text:p text:style-name="P84">Di<text:span text:style-name="T3">jous</text:span><text:tab/><text:tab/><text:tab/><text:tab/><text:span text:style-name="T27">14</text:span>/<text:span text:style-name="T6">11</text:span>/2<text:span text:style-name="T1">4</text:span></text:p>
      <text:p text:style-name="P83"/>
      <text:list xml:id="list1841138862136061190" text:style-name="L9">
        <text:list-header>
          <text:p text:style-name="P63"/>
          <text:p text:style-name="P72"><text:s/></text:p>
        </text:list-header>
      </text:list>
      <text:p text:style-name="P84">Di<text:span text:style-name="T5">vendres</text:span><text:tab/><text:tab/><text:tab/><text:span text:style-name="T27">15</text:span>/<text:span text:style-name="T6">11</text:span>/2<text:span text:style-name="T1">4</text:span></text:p>
      <text:p text:style-name="P84"/>
      <text:p text:style-name="P87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1T17:25:02.399902629</dc:date>
    <meta:editing-duration>PT1H31M21S</meta:editing-duration>
    <meta:editing-cycles>71</meta:editing-cycles>
    <meta:document-statistic meta:table-count="0" meta:image-count="0" meta:object-count="0" meta:page-count="5" meta:paragraph-count="99" meta:word-count="409" meta:character-count="2631" meta:non-whitespace-character-count="2263"/>
  </office:meta>
</office:document-meta>
</file>